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400000114F3312A921E6A61E0.png" manifest:media-type="image/png"/>
  <manifest:file-entry manifest:full-path="Pictures/100002010000077F0000038E4341C710EE99FE89.png" manifest:media-type="image/png"/>
  <manifest:file-entry manifest:full-path="Pictures/10000201000005D60000030275B82FFEAEB891D6.png" manifest:media-type="image/png"/>
  <manifest:file-entry manifest:full-path="Pictures/100002010000056D000001F7F1A12F3D1C17D92C.png" manifest:media-type="image/png"/>
  <manifest:file-entry manifest:full-path="Pictures/10000000000002BE000001AF61E9F8314F49E19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textarea-horizontal-align="justify" draw:textarea-vertical-align="middle" draw:auto-grow-height="false" fo:min-height="2.75cm" fo:min-width="2.65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.75cm" fo:min-width="2.6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1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.244cm"/>
    </style:style>
    <style:style style:name="gr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15cm" svg:height="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5cm" svg:height="3cm" svg:x="5cm" svg:y="1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15cm" svg:height="3cm" svg:x="9cm" svg:y="1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15cm" svg:height="3cm" svg:x="13cm" svg:y="1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15cm" svg:height="3cm" svg:x="17cm" svg:y="1.5cm">
          <text:p/>
          <draw:enhanced-geometry svg:viewBox="0 0 21600 21600" draw:mirror-vertical="true" draw:type="rectangle" draw:enhanced-path="M 0 0 L 21600 0 21600 21600 0 21600 0 0 Z N"/>
        </draw:custom-shape>
        <draw:frame draw:style-name="gr3" draw:text-style-name="P4" draw:layer="layout" svg:width="3.302cm" svg:height="1.673cm" svg:x="9.144cm" svg:y="2.391cm">
          <draw:text-box>
            <text:p text:style-name="P3"><text:span text:style-name="T1">ABACUS</text:span></text:p>
          </draw:text-box>
        </draw:frame>
        <draw:frame draw:style-name="gr4" draw:text-style-name="P4" draw:layer="layout" svg:width="2.752cm" svg:height="1.27cm" svg:x="13.462cm" svg:y="2.032cm">
          <draw:text-box>
            <text:p text:style-name="P3"><text:span text:style-name="T1">FPGA</text:span></text:p>
          </draw:text-box>
        </draw:frame>
        <draw:frame draw:style-name="gr5" draw:text-style-name="P4" draw:layer="layout" svg:width="2.942cm" svg:height="0.878cm" svg:x="17.78cm" svg:y="2.032cm">
          <draw:text-box>
            <text:p text:style-name="P3"><text:span text:style-name="T1">PC</text:span></text:p>
          </draw:text-box>
        </draw:frame>
        <draw:frame draw:style-name="gr6" draw:text-style-name="P6" draw:layer="layout" svg:width="4.064cm" svg:height="2.384cm" svg:x="4.572cm" svg:y="2.032cm">
          <draw:text-box>
            <text:p text:style-name="P5"><text:span text:style-name="T1">LGAD</text:span></text:p>
            <text:p text:style-name="P5"><text:span text:style-name="T1">DETECTOR</text:span></text:p>
          </draw:text-box>
        </draw:frame>
        <draw:frame draw:style-name="gr6" draw:text-style-name="P6" draw:layer="layout" svg:width="3.302cm" svg:height="2.384cm" svg:x="0.848cm" svg:y="1.68cm">
          <draw:text-box>
            <text:p text:style-name="P5"><text:span text:style-name="T1">HADRON</text:span></text:p>
            <text:p text:style-name="P5"><text:span text:style-name="T1">BEAM</text:span></text:p>
          </draw:text-box>
        </draw:frame>
        <draw:custom-shape draw:style-name="gr7" draw:text-style-name="P1" draw:layer="layout" svg:width="0.85cm" svg:height="0.762cm" svg:x="4.15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85cm" svg:height="0.762cm" svg:x="16.15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85cm" svg:height="0.762cm" svg:x="12.15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85cm" svg:height="0.762cm" svg:x="8.15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.8cm" svg:height="1.31cm" svg:x="17.266cm" svg:y="3.048cm">
          <draw:image xlink:href="Pictures/100002010000077F0000038E4341C710EE99FE89.png" xlink:type="simple" xlink:show="embed" xlink:actuate="onLoad" loext:mime-type="image/png">
            <text:p/>
          </draw:image>
        </draw:frame>
        <draw:frame draw:style-name="gr8" draw:text-style-name="P1" draw:layer="layout" svg:width="2.8cm" svg:height="1.44cm" svg:x="13.208cm" svg:y="2.878cm">
          <draw:image xlink:href="Pictures/10000201000005D60000030275B82FFEAEB891D6.png" xlink:type="simple" xlink:show="embed" xlink:actuate="onLoad" loext:mime-type="image/png">
            <text:p/>
          </draw:image>
        </draw:frame>
        <draw:frame draw:style-name="gr8" draw:text-style-name="P1" draw:layer="layout" svg:width="2.8cm" svg:height="1.01cm" svg:x="9.144cm" svg:y="3.302cm">
          <draw:image xlink:href="Pictures/100002010000056D000001F7F1A12F3D1C17D92C.png" xlink:type="simple" xlink:show="embed" xlink:actuate="onLoad" loext:mime-type="image/png">
            <text:p/>
          </draw:image>
        </draw:frame>
        <draw:frame draw:style-name="gr8" draw:text-style-name="P1" draw:layer="layout" svg:width="2.8cm" svg:height="0.702cm" svg:x="5.096cm" svg:y="3.616cm">
          <draw:image xlink:href="Pictures/100000000000044400000114F3312A921E6A61E0.png" xlink:type="simple" xlink:show="embed" xlink:actuate="onLoad" loext:mime-type="image/png">
            <text:p/>
          </draw:image>
        </draw:frame>
        <draw:frame draw:style-name="gr8" draw:text-style-name="P1" draw:layer="layout" svg:width="2cm" svg:height="1.22cm" svg:x="1.556cm" svg:y="3.098cm">
          <draw:image xlink:href="Pictures/10000000000002BE000001AF61E9F8314F49E196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7cm" fo:margin-bottom="0cm" fo:text-indent="0cm"/>
      <style:text-properties fo:font-size="1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3cm" fo:margin-bottom="0cm" fo:text-indent="0cm"/>
      <style:text-properties fo:font-size="13.1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8cm" fo:margin-bottom="0cm" fo:text-indent="0cm"/>
      <style:text-properties fo:font-size="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2.654cm" svg:x="1cm" svg:y="4.593cm"/>
      <draw:page-thumbnail draw:layer="backgroundobjects" svg:width="9.294cm" svg:height="2.654cm" svg:x="1cm" svg:y="12.641cm"/>
      <draw:page-thumbnail draw:layer="backgroundobjects" svg:width="9.294cm" svg:height="2.654cm" svg:x="1cm" svg:y="20.689cm"/>
      <draw:page-thumbnail draw:layer="backgroundobjects" svg:width="9.294cm" svg:height="2.654cm" svg:x="11.295cm" svg:y="4.593cm"/>
      <draw:page-thumbnail draw:layer="backgroundobjects" svg:width="9.294cm" svg:height="2.654cm" svg:x="11.295cm" svg:y="12.641cm"/>
      <draw:page-thumbnail draw:layer="backgroundobjects" svg:width="9.294cm" svg:height="2.654cm" svg:x="11.295cm" svg:y="20.689cm"/>
    </style:handout-master>
    <style:master-page style:name="Default" style:page-layout-name="PM1" draw:style-name="Mdp1">
      <draw:frame presentation:style-name="Default-title" draw:layer="backgroundobjects" svg:width="17.387cm" svg:height="1.447cm" svg:x="0.966cm" svg:y="0.343cm" presentation:class="title" presentation:placeholder="true">
        <draw:text-box/>
      </draw:frame>
      <draw:frame presentation:style-name="Default-outline1" draw:layer="backgroundobjects" svg:width="17.387cm" svg:height="5.026cm" svg:x="0.966cm" svg:y="2.026cm" presentation:class="outline" presentation:placeholder="true">
        <draw:text-box/>
      </draw:frame>
      <draw:frame presentation:style-name="Mpr1" draw:text-style-name="MP2" draw:layer="backgroundobjects" svg:width="4.5cm" svg:height="0.597cm" svg:x="0.966cm" svg:y="7.8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124cm" svg:height="0.597cm" svg:x="6.605cm" svg:y="7.8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5cm" svg:height="0.597cm" svg:x="13.85cm" svg:y="7.893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1-07-12T23:14:59.193000000</dc:date>
    <meta:editing-duration>PT9M31S</meta:editing-duration>
    <meta:editing-cycles>2</meta:editing-cycles>
    <meta:document-statistic meta:object-count="42"/>
  </office:meta>
</office:document-meta>
</file>